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2958" officeooo:paragraph-rsid="001229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File:</text:p>
      <text:p text:style-name="P1"/>
      <text:p text:style-name="P1"><text:s text:c="4"/>#!/bin/bash</text:p>
      <text:p text:style-name="P1"><text:s text:c="4"/>sum=`expr $1 + $2`</text:p>
      <text:p text:style-name="P1"><text:s text:c="4"/>echo "Sum of Two number: $sum"</text:p>
      <text:p text:style-name="P1"/>
      <text:p text:style-name="P1"><text:s text:c="4"/>Terminal:</text:p>
      <text:p text:style-name="P1"/>
      <text:p text:style-name="P1"><text:s text:c="5"/>krishna@krishna-HP-Laptop-15s-fq2xxx:~$ gedit assignment3.sh &amp;</text:p>
      <text:p text:style-name="P1"><text:s text:c="5"/>[1] 5398</text:p>
      <text:p text:style-name="P1"><text:s text:c="5"/>krishna@krishna-HP-Laptop-15s-fq2xxx:~$ chmod +x assignment3.sh</text:p>
      <text:p text:style-name="P1"><text:s text:c="5"/>[1]+ <text:s/>Done <text:s text:c="19"/>gedit assignment3.sh</text:p>
      <text:p text:style-name="P1"><text:s text:c="5"/>krishna@krishna-HP-Laptop-15s-fq2xxx:~$ ./assignment3.sh 5 6</text:p>
      <text:p text:style-name="P1"><text:s text:c="5"/>Sum of Two number: 1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4:54:29.518340029</meta:creation-date>
    <dc:date>2023-09-21T14:56:59.577219307</dc:date>
    <meta:editing-duration>PT2M30S</meta:editing-duration>
    <meta:editing-cycles>1</meta:editing-cycles>
    <meta:document-statistic meta:table-count="0" meta:image-count="0" meta:object-count="0" meta:page-count="1" meta:paragraph-count="11" meta:word-count="37" meta:character-count="386" meta:non-whitespace-character-count="294"/>
    <meta:generator>LibreOffice/6.4.7.2$Linux_X86_64 LibreOffice_project/40$Build-2</meta:generator>
  </office:meta>
</office:document-meta>
</file>